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3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313cm" fo:min-width="0.235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fill="solid" draw:fill-color="#ffffff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2cm" svg:x="19cm" svg:y="1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2" draw:id="id2" draw:layer="layout" svg:width="7cm" svg:height="4cm" svg:x="17.5cm" svg:y="4cm">
          <text:p text:style-name="P1">Is Python installed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4" draw:id="id4" draw:layer="layout" svg:width="8cm" svg:height="5cm" svg:x="10cm" svg:y="7cm">
          <text:p text:style-name="P1">Does the installation file exist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5" draw:id="id5" draw:layer="layout" svg:width="5cm" svg:height="2cm" svg:x="6cm" svg:y="19cm">
          <text:p text:style-name="P1">Download the installation file.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4cm" svg:height="2cm" svg:x="25cm" svg:y="25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21cm" svg:y1="3cm" svg:x2="21cm" svg:y2="4cm" draw:start-shape="id1" draw:start-glue-point="8" draw:end-shape="id2" draw:end-glue-point="4" svg:d="m21000 3000v1000" svg:viewBox="0 0 1 1001">
          <text:p/>
        </draw:connector>
        <draw:connector draw:style-name="gr3" draw:text-style-name="P1" draw:layer="layout" svg:x1="24.5cm" svg:y1="6cm" svg:x2="27cm" svg:y2="25cm" draw:start-shape="id2" draw:start-glue-point="7" draw:end-shape="id3" svg:d="m24500 6000h2500v19000" svg:viewBox="0 0 2501 19001">
          <text:p/>
        </draw:connector>
        <draw:connector draw:style-name="gr3" draw:text-style-name="P1" draw:layer="layout" svg:x1="17.5cm" svg:y1="6cm" svg:x2="14cm" svg:y2="7cm" draw:start-shape="id2" draw:start-glue-point="5" draw:end-shape="id4" draw:end-glue-point="4" svg:d="m17500 6000h-3500v1000" svg:viewBox="0 0 3501 1001">
          <text:p/>
        </draw:connector>
        <draw:connector draw:style-name="gr3" draw:text-style-name="P1" draw:layer="layout" svg:x1="10cm" svg:y1="9.5cm" svg:x2="8.5cm" svg:y2="19cm" draw:start-shape="id4" draw:start-glue-point="5" draw:end-shape="id5" draw:end-glue-point="4" svg:d="m10000 9500h-1500v9500" svg:viewBox="0 0 1501 9501">
          <text:p/>
        </draw:connector>
        <draw:connector draw:style-name="gr3" draw:text-style-name="P1" draw:layer="layout" svg:x1="18cm" svg:y1="9.5cm" svg:x2="19.5cm" svg:y2="11.7cm" draw:start-shape="id4" draw:start-glue-point="7" draw:end-shape="id6" draw:end-glue-point="4" svg:d="m18000 9500h1500v2200" svg:viewBox="0 0 1501 2201">
          <text:p/>
        </draw:connector>
        <draw:custom-shape draw:style-name="gr4" draw:text-style-name="P1" xml:id="id7" draw:id="id7" draw:layer="layout" svg:width="5cm" svg:height="2cm" svg:x="10.5cm" svg:y="23cm">
          <text:p text:style-name="P1">Install Pyth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8.5cm" svg:y1="21cm" svg:x2="10.5cm" svg:y2="24cm" draw:start-shape="id5" draw:start-glue-point="6" draw:end-shape="id7" draw:end-glue-point="5" svg:d="m8500 21000v3000h2000" svg:viewBox="0 0 2001 3001">
          <text:p/>
        </draw:connector>
        <draw:connector draw:style-name="gr3" draw:text-style-name="P1" draw:layer="layout" svg:x1="13cm" svg:y1="25cm" svg:x2="25cm" svg:y2="26cm" draw:start-shape="id7" draw:start-glue-point="6" draw:end-shape="id3" draw:end-glue-point="6" svg:d="m13000 25000v1000h12000" svg:viewBox="0 0 12001 1001">
          <text:p/>
        </draw:connector>
        <draw:frame draw:style-name="gr5" draw:layer="layout" svg:width="1.635cm" svg:height="1.063cm" svg:x="24.7cm" svg:y="4.7cm">
          <draw:text-box>
            <text:p>Yes</text:p>
          </draw:text-box>
        </draw:frame>
        <draw:frame draw:style-name="gr6" draw:layer="layout" svg:width="1.411cm" svg:height="1.063cm" svg:x="15.9cm" svg:y="4.7cm">
          <draw:text-box>
            <text:p>No</text:p>
          </draw:text-box>
        </draw:frame>
        <draw:frame draw:style-name="gr6" draw:layer="layout" svg:width="1.635cm" svg:height="1.063cm" svg:x="18.2cm" svg:y="8.3cm">
          <draw:text-box>
            <text:p>Yes</text:p>
          </draw:text-box>
        </draw:frame>
        <draw:frame draw:style-name="gr6" draw:layer="layout" svg:width="1.411cm" svg:height="1.063cm" svg:x="8.5cm" svg:y="8.3cm">
          <draw:text-box>
            <text:p>No</text:p>
          </draw:text-box>
        </draw:frame>
        <draw:custom-shape draw:style-name="gr7" draw:text-style-name="P1" xml:id="id6" draw:id="id6" draw:layer="layout" svg:width="8cm" svg:height="4.5cm" svg:x="15.5cm" svg:y="11.7cm">
          <text:p text:style-name="P1">Is the MD5 Hash vali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line-skew="0.949cm" svg:x1="23.5cm" svg:y1="13.95cm" svg:x2="15.5cm" svg:y2="24cm" draw:start-shape="id6" draw:start-glue-point="7" draw:end-shape="id7" draw:end-glue-point="7" svg:d="m23500 13950h1500v10050h-9500" svg:viewBox="0 0 9501 10051">
          <text:p/>
        </draw:connector>
        <draw:frame draw:style-name="gr6" draw:layer="layout" svg:width="1.635cm" svg:height="1.063cm" svg:x="23.5cm" svg:y="12.7cm">
          <draw:text-box>
            <text:p>Yes</text:p>
          </draw:text-box>
        </draw:frame>
        <draw:custom-shape draw:style-name="gr7" draw:text-style-name="P1" xml:id="id8" draw:id="id8" draw:layer="layout" svg:width="5.2cm" svg:height="2.5cm" svg:x="10.4cm" svg:y="15.1cm">
          <text:p text:style-name="P1">Continue downloading the installation file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5.5cm" svg:y1="13.95cm" svg:x2="13cm" svg:y2="15.1cm" draw:start-shape="id6" draw:start-glue-point="5" draw:end-shape="id8" draw:end-glue-point="4" svg:d="m15500 13950h-2500v1150" svg:viewBox="0 0 2501 1151">
          <text:p/>
        </draw:connector>
        <draw:connector draw:style-name="gr3" draw:text-style-name="P1" draw:layer="layout" svg:x1="13cm" svg:y1="17.6cm" svg:x2="13cm" svg:y2="23cm" draw:start-shape="id8" draw:start-glue-point="6" draw:end-shape="id7" draw:end-glue-point="4" svg:d="m13000 17600v5400" svg:viewBox="0 0 1 5401">
          <text:p/>
        </draw:connector>
        <draw:frame draw:style-name="gr6" draw:layer="layout" svg:width="1.411cm" svg:height="1.063cm" svg:x="13.9cm" svg:y="12.7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0T22:52:07.69</meta:creation-date>
    <dc:date>2013-07-23T12:28:55.46</dc:date>
    <meta:editing-duration>PT11H38M</meta:editing-duration>
    <meta:editing-cycles>3</meta:editing-cycles>
    <meta:generator>LibreOffice/4.0.4.2$Windows_x86 LibreOffice_project/9e9821abd0ffdbc09cd8c52eaa574fa09eb08f2</meta:generator>
    <meta:document-statistic meta:object-count="24"/>
  </office:meta>
</office:document-meta>
</file>